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defa" officeooo:paragraph-rsid="0018defa"/>
    </style:style>
    <style:style style:name="P2" style:family="paragraph" style:parent-style-name="Standard">
      <style:text-properties fo:font-weight="normal" officeooo:rsid="001ae1f6" officeooo:paragraph-rsid="001ae1f6" style:font-weight-asian="normal" style:font-weight-complex="normal"/>
    </style:style>
    <style:style style:name="P3" style:family="paragraph" style:parent-style-name="Text_20_body">
      <style:text-properties officeooo:rsid="0018defa" officeooo:paragraph-rsid="0018defa"/>
    </style:style>
    <style:style style:name="P4" style:family="paragraph" style:parent-style-name="Text_20_body">
      <style:text-properties fo:font-weight="normal" style:font-weight-asian="normal" style:font-weight-complex="normal"/>
    </style:style>
    <style:style style:name="P5" style:family="paragraph" style:parent-style-name="Text_20_body">
      <style:text-properties fo:font-weight="normal" officeooo:rsid="001ae1f6" officeooo:paragraph-rsid="001ae1f6" style:font-weight-asian="normal" style:font-weight-complex="normal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Heading_20_3">
      <style:text-properties fo:font-weight="normal" officeooo:rsid="0018defa" officeooo:paragraph-rsid="0018defa" style:font-weight-asian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ОБЛЕМИ ВИЗНАЧЕННЯ:</text:p>
      <text:p text:style-name="P1"/>
      <text:p text:style-name="P1">На сьогоднішній день не існує єдиноприйнятого визначення поняття Життя. Трактування поняття життя дуже різниться у природничих та математичних науках, у філософії та релігіях. Уявлення про саме життя, його походження та розвиток настільки відмінні у різних напрямках суспільної свідомості, що часто призводять до конфліктних ситуацій. Сьогодні триває полеміка між креаціоністами та еволюціоністами, суть якої полягає у суперечностях між баченнями походження, розвитку та сутності життя. </text:p>
      <text:p text:style-name="P1"/>
      <text:p text:style-name="P1">ПРИРОДНИЧІ ВИЗНАЧЕННЯ</text:p>
      <text:p text:style-name="P1"/>
      <text:p text:style-name="P3"><text:span text:style-name="T3">Різні природничі науки дають різні тлумачення Життя, однак, більшість сходиться на кількох фундаментальних критеріях живої матерії, які окреслюють життя як процес</text:span><text:bookmark text:name="cite_ref-7"/><text:span text:style-name="T3">[7]. </text:span></text:p>
      <text:p text:style-name="P4">Біофізика </text:p>
      <text:p text:style-name="P4">Життя — це функція негативної ентропії<text:bookmark text:name="cite_ref-8"/>[8]<text:bookmark text:name="cite_ref-9"/>[9]. Життя є явищем, яке властиве відкритим або безперервним системам, що здатні самочинно знижувати власну внутрішню ентропію за рахунок речовин або вільної енергії, отриманих з довкілля і згодом виділеної у вигляді продуктів життєдіяльності. З точки зору біофізики живий об'єкт відрізняється від неживого тим, що здатен обмінюватись теплом і матерією із довкіллям. Завдяки цьому усуваються суперечності, які вникають при описі живої системи за допомогою другого закону термодинаміки — ентропія ізольованих систем повинна зростати, проте, зростання або сталість ентропії притаманне лише адіабатичним системам, які не обмінюються теплом із середовищем, а живі системи є відкритими системами. </text:p>
      <text:p text:style-name="P4">Хімія </text:p>
      <text:p text:style-name="P4">Життя — це переважання процесів синтезу над процесами розпаду, пул енергоспоживаючих процесів зміни речовини і інших об'єктів фізичної хімії, в яких помітні два цикли (у часі): цикл регенерації необхідних речовин; цикл регенерації механізму регенерації речовини. </text:p>
      <text:p text:style-name="P4">Життя як хімічна хвиля — багатовимірна каталітична циклічна хімічна реакція. У кожен момент часу її існування, званий часом життя, в кожному окремому ланцюзі реакції на будь-якому рівні масштабу розгляду (від молекул до класів живих організмів) присутні три матеріальні елементи: ресурс, каталізатор та результат. Елементи взаємодіють один з одним в певних тимчасових фазах. Коливанням є концентрації речовин. Кожен результат є ресурсом для наступної ланки взаємодії — хвилі концентрацій речовин. </text:p>
      <text:p text:style-name="P4">Життя виникло, коли в процесі спонтанної хімічної ланцюгової каталітичної реакції однієї з ниток кінцевий результат виявився тотожним одному з власних ресурсів (ресурсом одного з попередніх поколінь). Всі циклічні хімічні реакції протікають без втрат інформації нескінченно довго — внаслідок чого хімічне життя генотипу вважається нескінченним. У комплексному потоці хімічних хвиль має місце ентропійне загасання, що приводить до необхідності смерті для окремих циклів хвилі (окремі молекули, клітини, організми). </text:p>
      <text:p text:style-name="P4">Біологія </text:p>
      <text:p text:style-name="P4">Життя — особлива форма існування матерії, яка виникла на певному етапі її існування й характеризується процесами метаболізму<text:bookmark text:name="cite_ref-Тлумачення_життя_10-0"/>[10]. Життя є біологічним явищем, якому притаманні: внутрішня структурованість, власний метаболізм, здатність до розмноження, <text:soft-page-break/>спадковість та підтримка внутрішнього гомеостазу. Вивченням властивостей життя займається наука біологія, яка покликана з'ясувати фундаментальні закони його існування та безперервності у часі. Зокрема життя визначають як безперервний процес обміну матерією та енергією між організмом та довкіллям, і здатністю його (організму) до самовідтворення. Часто-густо, життя визначають як існування білкових тіл, однак, сутність виключно білкового життя була відкинута після відкриття неклітинних організмів, складених лише із єдиної молекули нуклеїнової кислоти, а також висунення Гіпотези світу РНК для пояснення виникнення самого життя. </text:p>
      <text:h text:style-name="P10" text:outline-level="3">ТЕХНІЧНІ ВИЗНАЧЕННЯ</text:h>
      <text:p text:style-name="Text_20_body"><text:span text:style-name="T1">Кібернетика</text:span> </text:p>
      <text:list xml:id="list3941479650" text:style-name="L1">
        <text:list-item>
          <text:p text:style-name="P6">Життя — це інформаційна структура з пам'яттю, що використовує власну внутрішню мову — систему сигналів, властивостей і методів, не пов'язана з конкретним матеріальним носієм і здатна без втрат інформації переміщуватися від одного матеріального носія до іншого, репродукуючись без втрат.</text:p>
        </text:list-item>
      </text:list>
      <text:p text:style-name="Text_20_body"><text:span text:style-name="T1">Техніка</text:span> </text:p>
      <text:list xml:id="list2782296336" text:style-name="L2">
        <text:list-item>
          <text:p text:style-name="P7">Життя біологічне — це комплексний процес, ключовою частиною якого є реакція матричного синтезу (синтез білка).</text:p>
        </text:list-item>
      </text:list>
      <text:p text:style-name="Text_20_body"/>
      <text:p text:style-name="P2">ОЗНАКИ ЖИВОЇ МАТЕРІЇ</text:p>
      <text:p text:style-name="P2"/>
      <text:p text:style-name="P5">Усі живі організми характеризуються низкою ключових параметрів, за якими їх відрізняють від неживих об'єктів. Зокрема, сюди приналежні такі критерії живої матерії: </text:p>
      <text:list xml:id="list3280349704" text:style-name="L3">
        <text:list-item>
          <text:p text:style-name="P9"><text:span text:style-name="T1">Внутрішня структурованість</text:span>. Живим організмам притаманна упорядкованість внутрішніх структур та процесів. Структурованість будови проявляється у наявності окресленої клітинної (у клітинних форм життя) будови та її внутрішніх органел і компартментів з розподілом між ними упорядкованих, почергових метаболічних шляхів і циклів. У неклітинних нуклеїнових форм живих організмів структурованість проявляється у впорядкованості комплексів нуклеїнових кислот (віроїди, транспозони) з білками та цукрами (віруси). У білкових неклітинних форм життя — четвертинною структурою білків (пріони). </text:p>
        </text:list-item>
        <text:list-item>
          <text:p text:style-name="P9"><text:span text:style-name="T1">Метаболізм</text:span> — це комплекс безперервних біохімічних перетворень — біологічного окислення (аеробне, анаеробне) органічних речовин, з вивільненням енергії, котра використовується для підтримання процесів життєдіяльності та побудови організму. </text:p>
        </text:list-item>
        <text:list-item>
          <text:p text:style-name="P9"><text:span text:style-name="T1">Гомеостаз</text:span> — це властивість живого організму підтримувати стабільність внутрішньої структурованості та процесів метаболізму. </text:p>
        </text:list-item>
        <text:list-item>
          <text:p text:style-name="P9"><text:span text:style-name="T1">Розмноження</text:span> — це біологічний процес, за допомогою якого утворюються нові живі організми. </text:p>
        </text:list-item>
        <text:list-item>
          <text:p text:style-name="P9"><text:span text:style-name="T1">Спадковість</text:span> — це здатність живої матерії передавати від батьків до нащадків основні ознаки зовнішньої та внутрішньої будови, біохімічних особливостей і фізіологічних функцій. </text:p>
        </text:list-item>
        <text:list-item>
          <text:p text:style-name="P9"><text:soft-page-break/><text:span text:style-name="T1">Подразливість</text:span> — це здатність живого організму переходити зі стану фізіологічного спокою у діяльний стан у відповідь на дію будь-якої сили, яку називають подразником, процес дії цієї сили — подразненням, а відповідь на нього — біологічною реакцією. </text:p>
        </text:list-item>
        <text:list-item>
          <text:p text:style-name="P9"><text:span text:style-name="T1">Адаптація</text:span> — це індивідуальна або групова властивість живих організмів, що проявляється у вигляді реакції у поведінці організму, перебудові фізіологічних процесів або набутті нових анатомічних структур, які розвинулись за певний проміжок часу (недовгочасний або у процесі еволюції) таким чином, що підвищили виживання та репродуктивний успіх конкретного організму або виду. </text:p>
        </text:list-item>
        <text:list-item>
          <text:p text:style-name="P8"><text:span text:style-name="T1">Еволюція</text:span> — це групова властивість живих організмів до їхнього історичного безупинного розвитку, що проявляється у якісних та кількісних змінах генофонду популяцій, набутті нових адаптацій, утворенням та вимиранням видів, перетворенням екосистем та біосфери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20:44:21.027899052</meta:creation-date>
    <dc:date>2019-04-24T21:14:03.406429257</dc:date>
    <meta:editing-duration>PT29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27" meta:word-count="794" meta:character-count="6325" meta:non-whitespace-character-count="5527"/>
  </office:meta>
</office:document-meta>
</file>